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6674392"/>
    </style:style>
    <style:style style:name="P4" style:family="paragraph" style:parent-style-name="Text_20_body">
      <style:text-properties officeooo:rsid="068bb0fb" officeooo:paragraph-rsid="06a165eb"/>
    </style:style>
    <style:style style:name="P5" style:family="paragraph" style:parent-style-name="Text_20_body">
      <style:text-properties officeooo:rsid="068d7d3d" officeooo:paragraph-rsid="06a165eb"/>
    </style:style>
    <style:style style:name="P6" style:family="paragraph" style:parent-style-name="Text_20_body">
      <style:text-properties fo:language="en" fo:country="US" officeooo:rsid="068d7d3d" officeooo:paragraph-rsid="06a165eb"/>
    </style:style>
    <style:style style:name="P7" style:family="paragraph" style:parent-style-name="Text_20_body">
      <style:text-properties fo:language="en" fo:country="US" officeooo:rsid="068f3d25" officeooo:paragraph-rsid="06a165eb"/>
    </style:style>
    <style:style style:name="P8" style:family="paragraph" style:parent-style-name="Text_20_body">
      <style:text-properties officeooo:rsid="063a2f8c" officeooo:paragraph-rsid="069e6692"/>
    </style:style>
    <style:style style:name="P9" style:family="paragraph" style:parent-style-name="Text_20_body">
      <style:text-properties officeooo:rsid="063b17bb" officeooo:paragraph-rsid="069e6692"/>
    </style:style>
    <style:style style:name="P10" style:family="paragraph" style:parent-style-name="Heading_20_2">
      <style:text-properties officeooo:paragraph-rsid="06a165eb"/>
    </style:style>
    <style:style style:name="P11" style:family="paragraph" style:parent-style-name="Heading_20_2">
      <style:text-properties officeooo:paragraph-rsid="069e6692"/>
    </style:style>
    <style:style style:name="P12" style:family="paragraph" style:parent-style-name="Heading_20_2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63e9021" officeooo:paragraph-rsid="069e669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13" style:family="paragraph" style:parent-style-name="Heading_20_1">
      <style:paragraph-properties fo:line-height="100%"/>
      <style:text-properties officeooo:paragraph-rsid="04af6545"/>
    </style:style>
    <style:style style:name="P14" style:family="paragraph" style:parent-style-name="Heading_20_2">
      <style:text-properties officeooo:paragraph-rsid="06b449a2"/>
    </style:style>
    <style:style style:name="P15" style:family="paragraph" style:parent-style-name="Heading_20_2">
      <style:text-properties officeooo:paragraph-rsid="06b7f343"/>
    </style:style>
    <style:style style:name="P16" style:family="paragraph" style:parent-style-name="Heading_20_2">
      <style:text-properties officeooo:rsid="06bd056e" officeooo:paragraph-rsid="06bd056e"/>
    </style:style>
    <style:style style:name="P17" style:family="paragraph" style:parent-style-name="Heading_20_2">
      <style:text-properties officeooo:paragraph-rsid="06be5afb"/>
    </style:style>
    <style:style style:name="P18" style:family="paragraph" style:parent-style-name="Text_20_body">
      <style:text-properties officeooo:paragraph-rsid="06a165eb"/>
    </style:style>
    <style:style style:name="P19" style:family="paragraph" style:parent-style-name="Text_20_body">
      <style:paragraph-properties fo:line-height="100%"/>
      <style:text-properties officeooo:rsid="0661443b" officeooo:paragraph-rsid="06674392"/>
    </style:style>
    <style:style style:name="P20" style:family="paragraph" style:parent-style-name="Text_20_body">
      <style:text-properties officeooo:rsid="06308172" officeooo:paragraph-rsid="06a165eb"/>
    </style:style>
    <style:style style:name="P21" style:family="paragraph" style:parent-style-name="Text_20_body">
      <style:text-properties officeooo:rsid="05eb2c2d" officeooo:paragraph-rsid="06b7f343"/>
    </style:style>
    <style:style style:name="P22" style:family="paragraph" style:parent-style-name="Text_20_body">
      <style:text-properties officeooo:rsid="05e93b0c" officeooo:paragraph-rsid="06b7f343"/>
    </style:style>
    <style:style style:name="P23" style:family="paragraph" style:parent-style-name="Text_20_body">
      <style:text-properties officeooo:paragraph-rsid="06b992a4"/>
    </style:style>
    <style:style style:name="P24" style:family="paragraph" style:parent-style-name="Text_20_body">
      <style:text-properties officeooo:paragraph-rsid="06ba4879"/>
    </style:style>
    <style:style style:name="P25" style:family="paragraph" style:parent-style-name="Text_20_body">
      <style:text-properties officeooo:rsid="06be5afb" officeooo:paragraph-rsid="06be5afb"/>
    </style:style>
    <style:style style:name="P26" style:family="paragraph" style:parent-style-name="Text_20_body" style:list-style-name="L3">
      <style:text-properties officeooo:rsid="06be5afb" officeooo:paragraph-rsid="06be5afb"/>
    </style:style>
    <style:style style:name="P27" style:family="paragraph" style:parent-style-name="Text_20_body">
      <style:text-properties officeooo:rsid="06bf5830" officeooo:paragraph-rsid="06bf5830"/>
    </style:style>
    <style:style style:name="P28" style:family="paragraph" style:parent-style-name="Text_20_body">
      <style:text-properties officeooo:paragraph-rsid="06bd056e"/>
    </style:style>
    <style:style style:name="P29" style:family="paragraph" style:parent-style-name="Text_20_body">
      <style:text-properties officeooo:paragraph-rsid="06c604c3"/>
    </style:style>
    <style:style style:name="P30" style:family="paragraph" style:parent-style-name="Text_20_body">
      <style:paragraph-properties fo:line-height="100%" fo:text-align="end" style:justify-single-word="false" style:writing-mode="rl-tb"/>
      <style:text-properties officeooo:rsid="05eb2c2d" officeooo:paragraph-rsid="06b7f343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5eb2c2d" officeooo:paragraph-rsid="06b7f343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5e93b0c" officeooo:paragraph-rsid="06b7f343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5e93b0c" officeooo:paragraph-rsid="06b7f343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rsid="05eb2c2d" officeooo:paragraph-rsid="06b7f343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2a690c"/>
    </style:style>
    <style:style style:name="T4" style:family="text">
      <style:text-properties officeooo:rsid="065efeae"/>
    </style:style>
    <style:style style:name="T5" style:family="text">
      <style:text-properties officeooo:rsid="0658fae3"/>
    </style:style>
    <style:style style:name="T6" style:family="text">
      <style:text-properties officeooo:rsid="04af6545"/>
    </style:style>
    <style:style style:name="T7" style:family="text">
      <style:text-properties style:font-name="Liberation Sans" fo:font-size="21pt" fo:font-weight="bold" officeooo:rsid="06a0035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8" style:family="text">
      <style:text-properties fo:color="#000000" loext:opacity="100%" style:font-name="Monospace" fo:font-size="12pt" fo:font-style="normal" fo:font-weight="normal" officeooo:rsid="068bb0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b33fd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b4731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be5a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officeooo:rsid="068d7d3d"/>
    </style:style>
    <style:style style:name="T14" style:family="text">
      <style:text-properties fo:language="en" fo:country="US"/>
    </style:style>
    <style:style style:name="T15" style:family="text">
      <style:text-properties officeooo:rsid="0641c5de"/>
    </style:style>
    <style:style style:name="T16" style:family="text">
      <style:text-properties officeooo:rsid="064cb271"/>
    </style:style>
    <style:style style:name="T17" style:family="text">
      <style:text-properties officeooo:rsid="06444024"/>
    </style:style>
    <style:style style:name="T18" style:family="text">
      <style:text-properties officeooo:rsid="06587b57"/>
    </style:style>
    <style:style style:name="T19" style:family="text">
      <style:text-properties officeooo:rsid="06ada102"/>
    </style:style>
    <style:style style:name="T20" style:family="text">
      <style:text-properties officeooo:rsid="06ae8840"/>
    </style:style>
    <style:style style:name="T21" style:family="text">
      <style:text-properties style:font-name="Monospace" style:font-size-asian="10.5pt" style:font-name-complex="David CLM" style:font-weight-complex="normal"/>
    </style:style>
    <style:style style:name="T22" style:family="text">
      <style:text-properties style:font-name="Monospace" officeooo:rsid="06b32863" style:font-size-asian="10.5pt" style:font-name-complex="David CLM" style:font-weight-complex="normal"/>
    </style:style>
    <style:style style:name="T23" style:family="text">
      <style:text-properties style:font-name="Monospace" officeooo:rsid="06b3b3fd" style:font-size-asian="10.5pt" style:font-name-complex="David CLM" style:font-weight-complex="normal"/>
    </style:style>
    <style:style style:name="T24" style:family="text">
      <style:text-properties style:font-name="Monospace" officeooo:rsid="06bd056e" style:font-size-asian="10.5pt" style:font-name-complex="David CLM" style:font-weight-complex="normal"/>
    </style:style>
    <style:style style:name="T25" style:family="text">
      <style:text-properties style:font-name="Monospace" officeooo:rsid="06c2a11d" style:font-size-asian="10.5pt" style:font-name-complex="David CLM" style:font-weight-complex="normal"/>
    </style:style>
    <style:style style:name="T26" style:family="text">
      <style:text-properties style:font-name="Monospace" officeooo:rsid="06c37498" style:font-size-asian="10.5pt" style:font-name-complex="David CLM" style:font-weight-complex="normal"/>
    </style:style>
    <style:style style:name="T27" style:family="text">
      <style:text-properties style:font-name="Monospace" officeooo:rsid="06c5b1b2" style:font-size-asian="10.5pt" style:font-name-complex="David CLM" style:font-weight-complex="normal"/>
    </style:style>
    <style:style style:name="T28" style:family="text">
      <style:text-properties style:font-name="Monospace" officeooo:rsid="06c604c3" style:font-size-asian="10.5pt" style:font-name-complex="David CLM" style:font-weight-complex="normal"/>
    </style:style>
    <style:style style:name="T29" style:family="text">
      <style:text-properties style:font-name="Monospace" fo:language="en" fo:country="US" style:font-size-asian="10.5pt" style:font-name-complex="David CLM" style:font-weight-complex="normal"/>
    </style:style>
    <style:style style:name="T30" style:family="text">
      <style:text-properties style:font-name="Monospace" fo:language="en" fo:country="US" officeooo:rsid="06b60f7a" style:font-size-asian="10.5pt" style:font-name-complex="David CLM" style:font-weight-complex="normal"/>
    </style:style>
    <style:style style:name="T31" style:family="text">
      <style:text-properties style:font-name="Monospace" fo:language="en" fo:country="US" officeooo:rsid="06ba4879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c604c3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c6113e" style:font-size-asian="10.5pt" style:font-name-complex="David CLM" style:font-weight-complex="normal"/>
    </style:style>
    <style:style style:name="T34" style:family="text">
      <style:text-properties officeooo:rsid="068bb0fb"/>
    </style:style>
    <style:style style:name="T35" style:family="text">
      <style:text-properties fo:language="en" fo:country="US" officeooo:rsid="06b449a2"/>
    </style:style>
    <style:style style:name="T36" style:family="text">
      <style:text-properties officeooo:rsid="06b91464"/>
    </style:style>
    <style:style style:name="T37" style:family="text">
      <style:text-properties officeooo:rsid="06be5afb"/>
    </style:style>
    <style:style style:name="T38" style:family="text">
      <style:text-properties officeooo:rsid="06c6113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">מטלה</text:span><text:span text:style-name="T6"> </text:span><text:span text:style-name="T2">- חלוקת חפצים </text:span><text:span text:style-name="T7">בדידים (2)</text:span></text:h>
      <text:p text:style-name="P3">יש לענות על שאלה אחת לבחירתכם. <text:s/><text:span text:style-name="T5">שאלות המסומנות בכוכבית (*) מזכות בניקוד כפול.</text:span></text:p>
      <text:p text:style-name="P19"/>
      <text:p text:style-name="P15">שאלה <text:span text:style-name="T10">1</text:span><text:span text:style-name="T4">: תיכנות - חלוקה ללא-קנאה-בקירוב</text:span></text:p>
      <text:p text:style-name="P22">נתונה המחלקה הבאה:</text:p>
      <text:p text:style-name="P33">class Agent:</text:p>
      <text:p text:style-name="P33"><text:tab/><text:span text:style-name="T15">def </text:span>item_value(item_index:int)→float: ...</text:p>
      <text:p text:style-name="P32">המחלקה מייצגת שחקן המשתתף במשחק חלוקה הוגנת. יש בה פונקציה אחת המתארת את הערך שהשחקן מייחס לחפץ שהאינדקס שלו הוא item_index.</text:p>
      <text:p text:style-name="P21">כיתבו פונקציה הבודקת האם חלוקת-חפצים נתונה כלשהי היא EF<text:span text:style-name="T16">1. </text:span>כותרת הפונקציה:</text:p>
      <text:p text:style-name="P34"><text:span text:style-name="T17">def </text:span>is_EF<text:span text:style-name="T18">1</text:span>(agents:<text:span text:style-name="T17">List[Agent]</text:span>, bundles:<text:span text:style-name="T17">List</text:span><text:span text:style-name="T35">[List</text:span><text:span text:style-name="T17">[int]</text:span><text:span text:style-name="T35">]</text:span>)-<text:span text:style-name="T17">&gt;bool: ...</text:span></text:p>
      <text:p text:style-name="P31">הפרמטר agents הוא מערך בגודל n המייצג את השחקנים.</text:p>
      <text:p text:style-name="P31">הפרמטר bundles הוא מערך באותו גודל - n - המייצג את החלוקה: bundle[i] הוא אוסף אינדקסי החפצים שמקבל שחקן i.</text:p>
      <text:p text:style-name="P30"/>
      <text:p text:style-name="P10">* שאלה <text:span text:style-name="T10">2</text:span><text:span text:style-name="T4">: </text:span><text:span text:style-name="T8">חלוקת תורנויות בדידו</text:span><text:span text:style-name="T9">ת</text:span></text:p>
      <text:p text:style-name="P4">תורנויות הן כמו חפצים עם ערך שלילי. </text:p>
      <text:p text:style-name="P18"><text:span text:style-name="T34">א. </text:span><text:span text:style-name="T23">הסבירו מדוע </text:span><text:span text:style-name="T34">תנאי EF1, כפי שהגדרנו אותו בשיעור, אינו מתאים לחלוקת תורנו</text:span><text:span text:style-name="T13">יות.</text:span></text:p>
      <text:p text:style-name="P5">ב. הגדירו תנאי הגינות דומה ל-<text:span text:style-name="T14">EF1, המתאים לבעיית חלוקת תורנויות.</text:span></text:p>
      <text:p text:style-name="P6">ג. הוכיחו שאלגוריתם הסֶבֶב (round robin) נותן חלוקה EF1 בהתאם להגדרה של סעיף ב, גם כשמחלקים תורנויות.</text:p>
      <text:p text:style-name="P7">ד. כשמחלקים חפצים עם ערך חיובי, אלגוריתם הסבב מבטיח שהשחקן שבוחר ראשון לא יקנא בכלל. הראו שתנאי זה אינו מתקיים כאשר מחלקים תורנויות.</text:p>
      <text:p text:style-name="P7">ה. הציעו תיקון קל לאלגוריתם הסבב, שיבטיח שהשחקן שבוחר ראשון לא יקנא בכלל, בין אם החפצים המחולקים הם בעלי ערך חיובי או שלילי.</text:p>
      <text:p text:style-name="P20"/>
      <text:p text:style-name="P14">* שאלה <text:span text:style-name="T10">3</text:span>: <text:span text:style-name="T3">חלוקת תיקים בין מפלגות בקואליצי</text:span><text:span text:style-name="T19">ה</text:span></text:p>
      <text:p text:style-name="P23">בחרו את אחת מממשלות ישראל (הנוכחית או אחת הקודמות לבחירתכם). המציאו ערכים הגיוניים שהמפלגות השונות מייחסות לתיקים השונים. </text:p>
      <text:p text:style-name="P24"><text:soft-page-break/><text:span text:style-name="T36">א. </text:span><text:span text:style-name="T20">מצאו חלוקת תיקים בין המפלגות לפי </text:span><text:span text:style-name="T31">אלגוריתם</text:span><text:span text:style-name="T30"> "הסבב המשוקלל" עם פרמטרים<text:line-break/> y=0, y=0.5, y=1. <text:s/></text:span></text:p>
      <text:p text:style-name="P29"><text:span text:style-name="T24">ב. </text:span><text:span text:style-name="T25">קחו את שתי המפלגות הגדולות ביות</text:span><text:span text:style-name="T27">ר</text:span><text:span text:style-name="T25">, </text:span><text:span text:style-name="T28">ואת התיקים שקיבלו בחלוקה של </text:span><text:span text:style-name="T25">סעיף א </text:span><text:span text:style-name="T28">עבור </text:span><text:span text:style-name="T32">y=</text:span><text:span text:style-name="T33">0.5</text:span><text:span text:style-name="T32">. <text:s/></text:span><text:span text:style-name="T25">חשבו מחדש את חלוקת התיקים ביניהן בעזרת אלגוריתם "המנצח המתוקן" </text:span><text:span text:style-name="T26">(בחלוקה זו, ייתכן שיהיה תיק אחד משותף לשתי המפלגות).</text:span></text:p>
      <text:p text:style-name="P28"><text:span text:style-name="T24">השוו את חלוקת התיקים שהתקבלה בכל אחת מהשיטות, לחלוקת התיקים בפועל.</text:span></text:p>
      <text:p text:style-name="P16"><text:span text:style-name="T22"/></text:p>
      <text:p text:style-name="P17">שאלה <text:span text:style-name="T12">4</text:span><text:span text:style-name="T4">: “</text:span><text:span text:style-name="T37">המנצח המתוקן" עם זכויות שונות</text:span></text:p>
      <text:p text:style-name="P25"><text:span text:style-name="T21">תארו אלגוריתם, דומה ל"המנצח המתוקן", המבטיח חלוקה עם התנאים הבאים:</text:span></text:p>
      <text:list xml:id="list381950315" text:style-name="L3">
        <text:list-item>
          <text:p text:style-name="P26"><text:span text:style-name="T21">יעילה פארטו;</text:span></text:p>
        </text:list-item>
        <text:list-item>
          <text:p text:style-name="P26"><text:span text:style-name="T21">ללא קנאה משוקללת (</text:span><text:span text:style-name="T29">WEF);</text:span></text:p>
        </text:list-item>
        <text:list-item>
          <text:p text:style-name="P26"><text:span text:style-name="T29">לכל היותר חפץ אחד משותף.</text:span></text:p>
        </text:list-item>
      </text:list>
      <text:p text:style-name="P27"><text:span text:style-name="T29">הוכיחו שהתכונות מתקיימות. הדגימו את פעולת האלגוריתם על שחקנים עם זכויות שונות.</text:span></text:p>
      <text:p text:style-name="P25"><text:span text:style-name="T22"/></text:p>
      <text:p text:style-name="P11">שאלה <text:span text:style-name="T11">5</text:span><text:span text:style-name="T4">: כמה חלוקות יעילות-פארטו יש?</text:span></text:p>
      <text:p text:style-name="P8">תארו בעיית חלוקה של חמישה חפצים בין שני שחקנים, שבה מספר החלוקות היעילות-פארטו ללא שיתופים הוא:</text:p>
      <text:p text:style-name="P8">א. בדיוק 6; <text:s text:c="4"/>ב. בדיוק 7; <text:s text:c="4"/>ג. בדיוק 10; <text:s text:c="3"/>ד. בדיוק 17; <text:s text:c="4"/>ה. בדיוק 32.</text:p>
      <text:p text:style-name="P9">(למה דווקא מספרים אלה?)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10T14:16:35.591000000</dc:date>
    <meta:editing-duration>P11DT23H36M56S</meta:editing-duration>
    <meta:editing-cycles>1556</meta:editing-cycles>
    <meta:document-statistic meta:table-count="0" meta:image-count="0" meta:object-count="0" meta:page-count="2" meta:paragraph-count="35" meta:word-count="375" meta:character-count="2212" meta:non-whitespace-character-count="1852"/>
  </office:meta>
</office:document-meta>
</file>